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Fault.JbiFault( Message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Fault.createFault( Faul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Fault.JbiFaul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Fault.JbiFaul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